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Roboto" svg:font-family="Roboto, 'Noto Sans', 'Noto Sans JP', 'Noto Sans KR', 'Noto Naskh Arabic', 'Noto Sans Thai', 'Noto Sans Hebrew', 'Noto Sans Bengali', sans-serif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cc0000"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c0000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none" fo:font-weight="normal" style:font-name-asian="Roboto1" style:font-size-asian="12pt" style:font-weight-asian="normal" style:font-name-complex="Roboto1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4pt" style:text-underline-style="none" fo:font-weight="normal" style:font-name-asian="Roboto1" style:font-size-asian="14pt" style:font-weight-asian="normal" style:font-name-complex="Roboto1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/>
    </style:style>
    <style:style style:name="P11" style:family="paragraph" style:parent-style-name="Standard">
      <style:paragraph-properties fo:text-align="start" style:justify-single-word="false"/>
      <style:text-properties style:font-name="Times New Roman"/>
    </style:style>
    <style:style style:name="P1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Roboto1" style:font-size-asian="14pt" style:font-weight-asian="bold" style:font-name-complex="Roboto1" style:font-size-complex="14pt"/>
    </style:style>
    <style:style style:name="P13" style:family="paragraph" style:parent-style-name="Standard">
      <style:text-properties style:font-name="Times New Roman" fo:font-size="14pt" style:font-name-asian="Roboto1" style:font-size-asian="14pt" style:font-name-complex="Roboto1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style:font-name-asian="Roboto1" style:font-size-asian="14pt" style:font-name-complex="Roboto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" fo:font-size="13pt"/>
    </style:style>
    <style:style style:name="P17" style:family="paragraph" style:parent-style-name="Standard">
      <style:text-properties style:font-name="Times New Roman" fo:font-size="13pt" style:font-size-asian="13pt" style:font-size-complex="13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Times New Roman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1.27cm" fo:margin-right="0cm" fo:text-indent="0cm" style:auto-text-indent="false"/>
      <style:text-properties style:font-name="Times New Roman" fo:font-size="14pt" style:font-name-asian="Roboto1" style:font-size-asian="14pt" style:font-name-complex="Roboto1" style:font-size-complex="14pt"/>
    </style:style>
    <style:style style:name="P2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text-line-through-style="none" style:font-name="Times New Roman" fo:font-style="normal" style:text-underline-style="none" fo:font-weight="normal" style:text-blinking="false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29" style:family="paragraph" style:parent-style-name="Standard" style:list-style-name="L3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fo:color="#000000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Times New Roman" fo:font-size="14pt" fo:language="es" fo:country="ES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9">
      <style:paragraph-properties fo:text-align="start" style:justify-single-word="false"/>
      <style:text-properties fo:color="#000000" style:font-name="Times New Roman" fo:font-size="12pt" fo:language="es" fo:country="ES" style:font-size-asian="12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text-line-through-style="none" style:font-name="Times New Roman" fo:font-size="14pt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variant="normal" fo:text-transform="none" fo:color="#202124" style:font-name="Roboto" fo:font-size="12pt" fo:letter-spacing="normal" fo:font-style="normal" fo:font-weight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38" style:family="paragraph" style:parent-style-name="Standard" style:list-style-name="L5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39" style:family="paragraph" style:parent-style-name="Standard" style:list-style-name="L1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40" style:family="paragraph" style:parent-style-name="Standard" style:list-style-name="L2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4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42" style:family="paragraph" style:parent-style-name="Standard" style:list-style-name="L6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43" style:family="paragraph" style:parent-style-name="Standard" style:list-style-name="L8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 style:list-style-name="L2">
      <style:paragraph-properties fo:text-align="start" style:justify-single-word="false" fo:background-color="#ffffcc">
        <style:background-image/>
      </style:paragraph-properties>
      <style:text-properties fo:color="#993366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P45" style:family="paragraph" style:parent-style-name="Standard" style:list-style-name="L7">
      <style:paragraph-properties fo:background-color="transparent">
        <style:background-image/>
      </style:paragraph-properties>
      <style:text-properties fo:color="#000000" style:font-name="Times New Roman" fo:font-size="14pt" style:text-underline-style="none" fo:font-weight="normal" fo:background-color="transparent" style:font-size-asian="14pt" style:font-weight-asian="normal" style:font-size-complex="14pt" style:font-weight-complex="normal"/>
    </style:style>
    <style:style style:name="P46" style:family="paragraph" style:parent-style-name="Standard" style:list-style-name="L5">
      <style:paragraph-properties fo:text-align="start" style:justify-single-word="false" fo:background-color="transparent">
        <style:background-image/>
      </style:paragraph-properties>
      <style:text-properties fo:color="#000000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7" style:family="paragraph" style:parent-style-name="List_20_Paragraph" style:list-style-name="WWNum12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language="es" fo:country="ES" fo:font-weight="normal" style:font-size-asian="12pt" style:font-weight-asian="normal" style:font-size-complex="12pt" style:font-weight-complex="normal"/>
    </style:style>
    <style:style style:name="P48" style:family="paragraph" style:parent-style-name="List_20_Paragraph" style:list-style-name="WWNum12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000000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Times New Roman" fo:font-size="12pt" fo:language="es" fo:country="ES" style:font-size-asian="12pt" style:font-size-complex="12pt"/>
    </style:style>
    <style:style style:name="T9" style:family="text">
      <style:text-properties fo:color="#000000" style:font-name="Times New Roman" fo:font-size="12pt" style:font-size-asian="12pt" style:font-size-complex="12pt"/>
    </style:style>
    <style:style style:name="T10" style:family="text">
      <style:text-properties fo:color="#000000" style:text-position="super 58%" style:font-name="Times New Roman" fo:font-size="12pt" fo:language="es" fo:country="ES" fo:font-weight="bold" style:font-size-asian="12pt" style:font-weight-asian="bold" style:font-size-complex="12pt" style:font-weight-complex="bold"/>
    </style:style>
    <style:style style:name="T11" style:family="text">
      <style:text-properties fo:color="#000000" fo:language="es" fo:country="ES"/>
    </style:style>
    <style:style style:name="T12" style:family="text">
      <style:text-properties fo:color="#000000" fo:language="es" fo:country="ES" fo:font-weight="normal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fo:font-size="14pt" fo:font-style="normal" style:text-underline-style="none" fo:font-weight="normal" style:text-blinking="false" style:font-size-asian="14pt" style:font-size-complex="14pt"/>
    </style:style>
    <style:style style:name="T14" style:family="text">
      <style:text-properties fo:font-variant="normal" fo:text-transform="none" fo:color="#000000" style:text-line-through-style="none" fo:font-size="14pt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text-line-through-style="none" fo:font-size="14pt" fo:font-style="normal" style:text-underline-style="none" style:text-blinking="false" style:font-size-asian="14pt" style:font-size-complex="14pt"/>
    </style:style>
    <style:style style:name="T16" style:family="text">
      <style:text-properties fo:font-variant="normal" fo:text-transform="none" fo:color="#000000" style:text-line-through-style="none" fo:font-size="14pt" fo:font-style="normal" style:text-underline-style="none" style:text-blinking="false" fo:background-color="transparent" style:font-size-asian="14pt" style:font-size-complex="14pt"/>
    </style:style>
    <style:style style:name="T17" style:family="text">
      <style:text-properties fo:font-variant="normal" fo:text-transform="none" fo:color="#000000" style:font-name="Times New Roman" fo:font-size="12pt" fo:letter-spacing="normal" fo:language="es" fo:country="ES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fo:letter-spacing="normal" fo:language="es" fo:country="ES" fo:font-style="normal"/>
    </style:style>
    <style:style style:name="T19" style:family="text">
      <style:text-properties fo:font-variant="normal" fo:text-transform="none" fo:color="#000000" fo:letter-spacing="normal" fo:font-style="normal"/>
    </style:style>
    <style:style style:name="T20" style:family="text">
      <style:text-properties fo:font-variant="normal" fo:text-transform="none" style:text-line-through-style="none" fo:font-style="normal" style:text-underline-style="none" fo:font-weight="normal" style:text-blinking="false" style:font-weight-asian="normal" style:font-weight-complex="normal"/>
    </style:style>
    <style:style style:name="T21" style:family="text">
      <style:text-properties fo:font-variant="normal" fo:text-transform="none" style:text-line-through-style="none" fo:font-style="normal" style:text-blinking="false" style:font-name-asian="Roboto1" style:font-name-complex="Roboto1"/>
    </style:style>
    <style:style style:name="T22" style:family="text">
      <style:text-properties fo:font-variant="normal" fo:text-transform="none" style:text-line-through-style="none" fo:font-size="14pt" fo:font-style="normal" style:text-underline-style="none" fo:font-weight="normal" style:text-blinking="false" style:font-size-asian="14pt" style:font-size-complex="14pt"/>
    </style:style>
    <style:style style:name="T23" style:family="text">
      <style:text-properties fo:font-variant="normal" fo:text-transform="none" style:text-line-through-style="none" fo:font-size="14pt" style:text-underline-style="none" style:text-blinking="false" style:font-size-asian="14pt" style:font-size-complex="14pt"/>
    </style:style>
    <style:style style:name="T24" style:family="text">
      <style:text-properties fo:font-variant="normal" fo:text-transform="none" style:text-line-through-style="none" fo:font-size="14pt" style:text-underline-style="none" fo:font-weight="normal" style:text-blinking="false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02124" fo:letter-spacing="normal" fo:font-style="normal"/>
    </style:style>
    <style:style style:name="T26" style:family="text">
      <style:text-properties fo:font-variant="normal" fo:text-transform="none" fo:color="#6e7781" style:font-name="ui-monospace" fo:font-size="9pt" fo:letter-spacing="normal" fo:font-style="normal" fo:font-weight="normal"/>
    </style:style>
    <style:style style:name="T27" style:family="text">
      <style:text-properties fo:font-variant="normal" fo:text-transform="none" fo:letter-spacing="normal" fo:language="es" fo:country="ES" fo:font-style="normal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style:font-name-asian="Roboto1" style:font-name-complex="Roboto1"/>
    </style:style>
    <style:style style:name="T35" style:family="text">
      <style:text-properties style:text-underline-style="none" fo:font-weight="bold" style:font-weight-asian="bold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style:font-name="Times New Roman" fo:font-size="13pt" style:font-size-asian="13pt" style:font-size-complex="13pt"/>
    </style:style>
    <style:style style:name="T38" style:family="text">
      <style:text-properties style:font-name="Times New Roman" fo:font-size="13pt" style:text-underline-style="none" fo:font-weight="normal" style:font-size-asian="13pt" style:font-weight-asian="normal" style:font-size-complex="13pt" style:font-weight-complex="normal"/>
    </style:style>
    <style:style style:name="T39" style:family="text">
      <style:text-properties style:text-underline-style="solid" style:text-underline-width="auto" style:text-underline-color="font-color" fo:font-weight="bold" style:font-weight-asian="bold"/>
    </style:style>
    <style:style style:name="T40" style:family="text">
      <style:text-properties style:font-size-asian="13pt" style:font-size-complex="13pt"/>
    </style:style>
    <style:style style:name="T41" style:family="text">
      <style:text-properties fo:language="es" fo:country="ES"/>
    </style:style>
    <style:style style:name="T42" style:family="text">
      <style:text-properties fo:language="es" fo:country="ES" style:text-underline-style="none"/>
    </style:style>
    <style:style style:name="T43" style:family="text">
      <style:text-properties fo:language="es" fo:country="ES" style:text-underline-style="none" fo:font-weight="bold" style:font-weight-asian="bold"/>
    </style:style>
    <style:style style:name="T44" style:family="text">
      <style:text-properties fo:language="es" fo:country="ES" fo:font-weight="normal" style:font-weight-asian="normal" style:font-weight-complex="normal"/>
    </style:style>
    <style:style style:name="T45" style:family="text">
      <style:text-properties fo:language="es" fo:country="ES"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style:text-position="super 58%"/>
    </style:style>
    <style:style style:name="T47" style:family="text">
      <style:text-properties fo:color="#ff6666" fo:language="es" fo:country="E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WEB DESCRIPCION</text:p>
      <text:p text:style-name="P1"/>
      <text:p text:style-name="P19">DIAPOSITIVA 1 --- Overall view of website</text:p>
      <text:p text:style-name="P6">“In this video we are going to explain how we've made our website, its different sections, and how we've applied the project requirements.</text:p>
      <text:p text:style-name="P6"><text:span text:style-name="T47">(explicar que es una protectora de gatetes)</text:span>”</text:p>
      <text:p text:style-name="P3"/>
      <text:p text:style-name="P19">DIAPOSITIVA 2 --- Show each website section</text:p>
      <text:p text:style-name="P6">“Our web has 6 sections: </text:p>
      <text:list xml:id="list4459835049044768691" text:style-name="L1">
        <text:list-item>
          <text:p text:style-name="P28"><text:span text:style-name="T20">Landing section that contains logo, title, and menu.</text:span><text:span text:style-name="T30"> </text:span></text:p>
        </text:list-item>
        <text:list-item>
          <text:p text:style-name="P28"><text:span text:style-name="T20">Happy stories &amp;&amp; Web intro paragraph</text:span><text:span text:style-name="T20">.</text:span></text:p>
        </text:list-item>
        <text:list-item>
          <text:p text:style-name="P28"><text:span text:style-name="T20">Gallery - with text describing images. </text:span><text:span text:style-name="T30"><text:s/></text:span></text:p>
          <text:p text:style-name="P39">DIAPOSITIVA 2 <text:span text:style-name="T41">a</text:span>--- Show each website section</text:p>
        </text:list-item>
        <text:list-item>
          <text:p text:style-name="P34">How can I help section</text:p>
        </text:list-item>
        <text:list-item>
          <text:p text:style-name="P28"><text:span text:style-name="T20">2 Buttons; one for making a donation, and another for requesting cats for adoption</text:span><text:span text:style-name="T30"> </text:span></text:p>
        </text:list-item>
        <text:list-item>
          <text:p text:style-name="P28"><text:span text:style-name="T20">Contact section</text:span><text:span text:style-name="T20">, that is a form that takes user details and message.</text:span></text:p>
          <text:p text:style-name="P32">”</text:p>
          <text:p text:style-name="P32"/>
        </text:list-item>
      </text:list>
      <text:p text:style-name="P19">DIAPOSITIVA 3 --- Show menu and click on each(4) menu section </text:p>
      <text:list xml:id="list5163234770115917173" text:style-name="L2">
        <text:list-item>
          <text:list>
            <text:list-item>
              <text:list>
                <text:list-item>
                  <text:list>
                    <text:list-item>
                      <text:p text:style-name="P40">Click on the button/arrow to scroll up</text:p>
                    </text:list-item>
                  </text:list>
                </text:list-item>
              </text:list>
            </text:list-item>
          </text:list>
        </text:list-item>
      </text:list>
      <text:p text:style-name="P6">“Our menu links to four different sections:</text:p>
      <text:list xml:id="list6961590986233648660" text:style-name="L3">
        <text:list-item>
          <text:p text:style-name="P29">About us</text:p>
        </text:list-item>
        <text:list-item>
          <text:p text:style-name="P29">Our cat that contains the picture gallery</text:p>
        </text:list-item>
        <text:list-item>
          <text:p text:style-name="P29">How can I help</text:p>
        </text:list-item>
        <text:list-item>
          <text:p text:style-name="P29">Contact form</text:p>
        </text:list-item>
      </text:list>
      <text:p text:style-name="P20"><text:s/>”</text:p>
      <text:p text:style-name="P20"/>
      <text:p text:style-name="P19">DIAPOSITIVA 4 --- Happy stories section</text:p>
      <text:list xml:id="list33268690" text:continue-list="list5163234770115917173" text:style-name="L2">
        <text:list-item>
          <text:list>
            <text:list-item>
              <text:list>
                <text:list-item>
                  <text:list>
                    <text:list-item>
                      <text:p text:style-name="P44">Show Javascript code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31">“This section shows</text:span><text:span text:style-name="T22"> stories of people who</text:span><text:span text:style-name="T23"> </text:span><text:span text:style-name="T22">has adopted cats.</text:span></text:p>
      <text:p text:style-name="P21"><text:span text:style-name="T24">+ EXPLAIN JS used for it </text:span><text:span text:style-name="T31">”</text:span></text:p>
      <text:p text:style-name="P20"/>
      <text:p text:style-name="P6"/>
      <text:p text:style-name="P19">DIAPOSITIVA 5 --- Intro paragraph describing web</text:p>
      <text:p text:style-name="P11"><text:span text:style-name="T2">“</text:span><text:span text:style-name="T4">This section contains an introduction for our web, </text:span><text:span text:style-name="T13">describing what is this website for + a picture</text:span> <text:span text:style-name="T2">”</text:span></text:p>
      <text:p text:style-name="P3"/>
      <text:p text:style-name="P3"/>
      <text:p text:style-name="P19"><text:soft-page-break/>DIAPOSITIVA 6 --- Gallery of pictures </text:p>
      <text:list xml:id="list927102448838458642" text:style-name="L4">
        <text:list-item>
          <text:list>
            <text:list-item>
              <text:list>
                <text:list-item>
                  <text:list>
                    <text:list-item>
                      <text:p text:style-name="P41">Click on image to see the text hidden</text:p>
                    </text:list-item>
                    <text:list-item>
                      <text:p text:style-name="P41">Show Javascript code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>“Our gallery contains 12 pictures of cats. Users can see a description text of each cat when clicking on each image. The web will d<text:span text:style-name="T34">isplay a msg when image is clicked on.</text:span></text:p>
      <text:p text:style-name="P8"/>
      <text:list xml:id="list4367195968714499656" text:style-name="L5">
        <text:list-item>
          <text:p text:style-name="P37"><text:span text:style-name="T5">By using Javascript,</text:span><text:span text:style-name="T3"> we have create a function that shows text when image is clicked, and makes text disappear when another image is </text:span><text:span text:style-name="T12">been</text:span><text:span text:style-name="T3"> clicked ”</text:span></text:p>
        </text:list-item>
      </text:list>
      <text:p text:style-name="P6"/>
      <text:p text:style-name="P6"/>
      <text:p text:style-name="P19">DIAPOSITIVA 7 ---- Request button </text:p>
      <text:list xml:id="list6796599840994809850" text:style-name="L6">
        <text:list-item>
          <text:p text:style-name="P42">Click on button without answering questions –- See validation msg</text:p>
        </text:list-item>
        <text:list-item>
          <text:p text:style-name="P42">Answer questions properly – See final msg</text:p>
        </text:list-item>
        <text:list-item>
          <text:p text:style-name="P42">Show console to see array working</text:p>
        </text:list-item>
        <text:list-item>
          <text:p text:style-name="P42">Show Javascript code</text:p>
        </text:list-item>
      </text:list>
      <text:p text:style-name="P11"><text:span text:style-name="T4">“This b</text:span><text:span text:style-name="T14">utton allows user to request one or more cats for adoption.</text:span><text:span text:style-name="T31"> </text:span><text:span text:style-name="T4">”</text:span></text:p>
      <text:list xml:id="list33271173" text:continue-list="list4367195968714499656" text:style-name="L5">
        <text:list-item>
          <text:p text:style-name="P30">By using Javascript----&gt; </text:p>
          <text:p text:style-name="P38"><text:span text:style-name="T15">Validation by filling areas &amp; Validation </text:span><text:span text:style-name="T16">prompt to avoid accepting null values</text:span></text:p>
        </text:list-item>
      </text:list>
      <text:list xml:id="list4636445576419377547" text:style-name="L7">
        <text:list-item>
          <text:p text:style-name="P45">------&gt;Array used here to <text:span text:style-name="T21">store user choice and cats name picked.</text:span></text:p>
        </text:list-item>
      </text:list>
      <text:p text:style-name="P26">- var size = userCatsNo; // Array size</text:p>
      <text:p text:style-name="P25">- var userChoice = []; //Declare array</text:p>
      <text:p text:style-name="P22"><text:tab/></text:p>
      <text:p text:style-name="P1"/>
      <text:p text:style-name="P19">DIAPOSITIVA 8 – How can I help?</text:p>
      <text:p text:style-name="P6">“Flex format used here + <text:span text:style-name="T41">links used in <text:s/>new tab --</text:span>Pictures”</text:p>
      <text:p text:style-name="P3"/>
      <text:p text:style-name="P3"/>
      <text:p text:style-name="P19">DIAPOSITIVA 9 ---- Donate button</text:p>
      <text:list xml:id="list1792407805800462998" text:style-name="L8">
        <text:list-item>
          <text:p text:style-name="P43">Click without answering questions –- See validation msg</text:p>
        </text:list-item>
        <text:list-item>
          <text:p text:style-name="P43">Type age &lt;18 –- See age validation</text:p>
        </text:list-item>
        <text:list-item>
          <text:p text:style-name="P43">Answer everything properly –See final msg</text:p>
        </text:list-item>
      </text:list>
      <text:p text:style-name="P1"><text:s/></text:p>
      <text:p text:style-name="P1"><text:span text:style-name="T4">“This b</text:span><text:span text:style-name="T14">utton allows user to show interest in making a donation.</text:span><text:span text:style-name="T31"> </text:span><text:span text:style-name="T4">”</text:span></text:p>
      <text:list xml:id="list33266311" text:continue-list="list33271173" text:style-name="L5">
        <text:list-item>
          <text:p text:style-name="P30">By using Javascript----&gt; </text:p>
        </text:list-item>
      </text:list>
      <text:p text:style-name="P4"><text:tab/><text:span text:style-name="T32">Double validation: Validation by age </text:span><text:span text:style-name="T32">&amp; by filling areas</text:span></text:p>
      <text:p text:style-name="P19"><text:soft-page-break/>DIAPOSITIVA 10 ---- Contact section - form </text:p>
      <text:list xml:id="list33274932" text:continue-list="list1792407805800462998" text:style-name="L8">
        <text:list-item>
          <text:p text:style-name="P43">Click on each area -See values accepted+msg</text:p>
        </text:list-item>
        <text:list-item>
          <text:p text:style-name="P43">Fill everything properly –See success msg </text:p>
        </text:list-item>
        <text:list-item>
          <text:p text:style-name="P43">Do not fill anything –-See error msg</text:p>
        </text:list-item>
      </text:list>
      <text:list xml:id="list33278027" text:continue-list="list33266311" text:style-name="L5">
        <text:list-header>
          <text:p text:style-name="P46"/>
        </text:list-header>
        <text:list-item>
          <text:p text:style-name="P46">By using Javascript----&gt; </text:p>
        </text:list-item>
      </text:list>
      <text:p text:style-name="P12"><text:span text:style-name="T33"><text:tab/></text:span><text:span text:style-name="T42">1.</text:span>Validation condition by values introduced</text:p>
      <text:p text:style-name="P14"><text:tab/>--&gt;To make sure that the form accepts the right values for name,email, phone,and message, meaning that:</text:p>
      <text:p text:style-name="P24">-name will contain letters and spaces</text:p>
      <text:p text:style-name="P24">-email email characters</text:p>
      <text:p text:style-name="P24">-phone only numbers, we added a min and max (7-14)</text:p>
      <text:p text:style-name="P24">-message only letters and spaces</text:p>
      <text:p text:style-name="P13"/>
      <text:p text:style-name="P16"><text:span text:style-name="T40"><text:tab/></text:span><text:span text:style-name="T9">-We use different icons </text:span><text:span text:style-name="T8">(proper values are</text:span><text:span text:style-name="T17"> indicated with a green circle.wrong ones are indicated with a red warning triangle</text:span><text:span text:style-name="T8">)</text:span><text:span text:style-name="T9">, and a message to specify user what should be written.</text:span></text:p>
      <text:p text:style-name="P36"/>
      <text:p text:style-name="P17"/>
      <text:p text:style-name="P13"><text:span text:style-name="T35"><text:tab/></text:span><text:span text:style-name="T43">2.</text:span><text:span text:style-name="T39">Validation condition by filling areas: </text:span><text:span text:style-name="T36">c</text:span><text:span text:style-name="T38">o</text:span><text:span text:style-name="T37">ndition added to check all form areas are filled. --</text:span><text:span text:style-name="T6">-&gt; An error message will be displayed if they are not filled</text:span></text:p>
      <text:p text:style-name="P23"/>
      <text:p text:style-name="P19">DIAPOSITIVA 11 ---- Contact form JavaScript </text:p>
      <text:list xml:id="list33263392" text:continue-list="list33274932" text:style-name="L8">
        <text:list-item>
          <text:p text:style-name="P43">Show Javascript code</text:p>
        </text:list-item>
      </text:list>
      <text:p text:style-name="P2"/>
      <text:p text:style-name="P5">1<text:span text:style-name="T46">st</text:span> We set values that will be accepted </text:p>
      <text:p text:style-name="P18"><text:span text:style-name="T7">2</text:span><text:span text:style-name="T10">nd</text:span><text:span text:style-name="T7"> Functions to do the validation for each area</text:span></text:p>
      <text:p text:style-name="P18"><text:span text:style-name="T7"><text:s/></text:span><text:span text:style-name="T26">/*area is the value for all groups:name, email, phone, msg */</text:span> </text:p>
      <text:p text:style-name="P18"><text:span text:style-name="T7">3</text:span><text:span text:style-name="T10">rd</text:span><text:span text:style-name="T7"> Function to validate that all areas are filled</text:span></text:p>
      <text:p text:style-name="P18"><text:span text:style-name="T26">/*check all form areas are filled*/</text:span> </text:p>
      <text:list xml:id="list8636083497186932437" text:style-name="L9">
        <text:list-item>
          <text:p text:style-name="P33">Show error message when they are not filled (red color)</text:p>
        </text:list-item>
        <text:list-item>
          <text:p text:style-name="P33">Show success message when all areas are filled (green color)</text:p>
        </text:list-item>
      </text:list>
      <text:p text:style-name="P5"/>
      <text:p text:style-name="P3"/>
      <text:p text:style-name="P19">DIAPOSITIVA 12 – Responsive format</text:p>
      <text:list xml:id="list33259017" text:continue-list="list33263392" text:style-name="L8">
        <text:list-item>
          <text:p text:style-name="P43">Show how web react to different screen sizes.</text:p>
        </text:list-item>
        <text:list-item>
          <text:p text:style-name="P43">Show CSS code</text:p>
        </text:list-item>
      </text:list>
      <text:p text:style-name="P15"><text:span text:style-name="T11">“Our website has a</text:span><text:span text:style-name="T18"> responsive design, so therefore it will automatically</text:span><text:span text:style-name="T19"> adjust for different-sized screens and view-ports. </text:span><text:span text:style-name="T18">User</text:span><text:span text:style-name="T19"> can browse </text:span><text:span text:style-name="T18">our</text:span><text:span text:style-name="T19"> website from any device and it will still look and function</text:span><text:span text:style-name="T25"> perfectly.</text:span> <text:span text:style-name="T1">”</text:span></text:p>
      <text:p text:style-name="P3"><text:soft-page-break/></text:p>
      <text:p text:style-name="P19">DIAPOSITIVA 13 – Formats used</text:p>
      <text:list xml:id="list33265939" text:continue-numbering="true" text:style-name="L8">
        <text:list-item>
          <text:p text:style-name="P43">Show CSS code to show Flex – Grid - Bootstrap</text:p>
        </text:list-item>
      </text:list>
      <text:p text:style-name="P3"/>
      <text:p text:style-name="P6"><text:span text:style-name="T27">“We have use </text:span><text:span text:style-name="T28">CSS </text:span><text:span text:style-name="T29">Grid Layout</text:span><text:span text:style-name="T28"> </text:span><text:span text:style-name="T27">for : - Contact Section</text:span></text:p>
      <text:p text:style-name="P35"/>
      <text:p text:style-name="P6"><text:span text:style-name="T28">CSS </text:span><text:span text:style-name="T29">Flexbox Layout</text:span> <text:span text:style-name="T41">for: </text:span></text:p>
      <text:p text:style-name="P9">- Header</text:p>
      <text:p text:style-name="P9">- Menu</text:p>
      <text:p text:style-name="P9">- Testimonials ???</text:p>
      <text:p text:style-name="P9">- How can i help section</text:p>
      <text:p text:style-name="P9">- Footer</text:p>
      <text:p text:style-name="P9"/>
      <text:p text:style-name="P7"><text:span text:style-name="T45">Bootstrap</text:span><text:span text:style-name="T44"> framework</text:span> <text:span text:style-name="T41">for: our Gallery”</text:span></text:p>
      <text:p text:style-name="P3"/>
      <text:p text:style-name="P19">DIAPOSITIVA 14 – Google Page Speed Service</text:p>
      <text:p text:style-name="P3"/>
      <text:p text:style-name="P3"/>
      <text:p text:style-name="P19">DIAPOSITIVA 15 – Project team</text:p>
      <text:p text:style-name="P3">-Our names + Student numbers</text:p>
      <text:p text:style-name="P3"/>
      <text:p text:style-name="P19">DIAPOSITIVA 16 – Tasks division</text:p>
      <text:list xml:id="list641701585635745198" text:style-name="WWNum12">
        <text:list-header>
          <text:p text:style-name="P47">“This is how we break up the project tasks required. Both of us have evenly participated and put a lot of love and effort in building this website. There was not any team issue as we have had a clear and effective communication, meeting face-to-face several times during the weekends to work on our project. ”</text:p>
          <text:p text:style-name="P48"/>
        </text:list-header>
      </text:list>
      <text:p text:style-name="P19">DIAPOSITIVA 17 – The en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Roboto" svg:font-family="Roboto, 'Noto Sans', 'Noto Sans JP', 'Noto Sans KR', 'Noto Naskh Arabic', 'Noto Sans Thai', 'Noto Sans Hebrew', 'Noto Sans Bengali', sans-serif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2-04-16T13:02:58.83</dc:date>
    <dc:creator>Ana V</dc:creator>
    <meta:editing-duration>PT10H29M19S</meta:editing-duration>
    <meta:editing-cycles>90</meta:editing-cycles>
    <meta:document-statistic meta:table-count="0" meta:image-count="0" meta:object-count="0" meta:page-count="4" meta:paragraph-count="97" meta:word-count="872" meta:character-count="4786"/>
  </office:meta>
</office:document-meta>
</file>